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dges">
      <style:graphic-properties svg:stroke-width="0.053cm" draw:marker-start-width="0.28cm" draw:marker-end-width="0.48cm" fo:padding-top="0.102cm" fo:padding-bottom="0.102cm" fo:padding-left="0.227cm" fo:padding-right="0.227cm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 draw:shadow="hidden"/>
    </style:style>
    <style:style style:name="gr7" style:family="graphic" style:parent-style-name="edges">
      <style:graphic-properties svg:stroke-width="0.035cm" draw:marker-start-width="0.253cm" draw:marker-end-width="0.453cm" fo:padding-top="0.093cm" fo:padding-bottom="0.093cm" fo:padding-left="0.218cm" fo:padding-right="0.2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 draw:shadow="hidden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5.354cm" svg:y1="13.298cm" svg:x2="4.035cm" svg:y2="10.832cm">
          <text:p/>
        </draw:line>
        <draw:line draw:style-name="gr1" draw:layer="layout" svg:x1="9.787cm" svg:y1="12.401cm" svg:x2="11.139cm" svg:y2="10.816cm">
          <text:p/>
        </draw:line>
        <draw:custom-shape draw:style-name="gr2" draw:text-style-name="P1" draw:layer="layout" svg:width="6.321cm" svg:height="3.104cm" svg:x="3.482cm" svg:y="13.531cm">
          <text:p text:style-name="P1"><text:span text:style-name="T1">gtpo::GenGraph</text:span></text:p>
          <text:p text:style-name="P1"><text:span text:style-name="T2">directed graph with </text:span></text:p>
          <text:p text:style-name="P1"><text:span text:style-name="T2">node/edg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09cm" svg:height="2.518cm" svg:x="11.022cm" svg:y="8.534cm">
          <text:p text:style-name="P2"><text:span text:style-name="T3">gtpo::Ge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698cm" svg:height="2.518cm" svg:x="1.853cm" svg:y="8.083cm">
          <text:p text:style-name="P4"><text:span text:style-name="T3">gtpo::GenEdge</text:span></text:p>
          <text:p text:style-name="P4"><text:span text:style-name="T2">link from a source to </text:span></text:p>
          <text:p text:style-name="P4"><text:span text:style-name="T2">a destination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container" draw:text-style-name="P5" draw:layer="layout" svg:width="4.27cm" svg:height="0.862cm" svg:x="5.871cm" svg:y="12.388cm">
          <text:p><text:span text:style-name="T4">Node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5" draw:layer="layout" svg:width="4.27cm" svg:height="0.862cm" svg:x="1.289cm" svg:y="13.353cm">
          <text:p><text:span text:style-name="T4">Edge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6" draw:layer="layout" svg:width="4.27cm" svg:height="0.862cm" svg:x="5.871cm" svg:y="13.382cm">
          <text:p><text:span text:style-name="T5">Search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5" draw:layer="layout" svg:width="4.27cm" svg:height="1.184cm" svg:x="9.933cm" svg:y="7.911cm">
          <text:p><text:span text:style-name="T4">EdgeContainer</text:span></text:p>
          <text:p><text:span text:style-name="T2">(inEdges, outEdge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89cm" svg:height="2.518cm" svg:x="11.989cm" svg:y="16.052cm">
          <text:p text:style-name="P1"><text:span text:style-name="T3">gtpo::GenGroup</text:span></text:p>
          <text:p text:style-name="P1"><text:span text:style-name="T6">group of 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container" draw:text-style-name="P5" draw:layer="layout" svg:width="4.27cm" svg:height="0.862cm" svg:x="14.661cm" svg:y="15.725cm">
          <text:p text:style-name="P5"><text:span text:style-name="T4">NodeContainer</text:span></text:p>
          <draw:enhanced-geometry svg:viewBox="0 0 21600 21600" draw:type="rectangle" draw:enhanced-path="M 0 0 L 21600 0 21600 21600 0 21600 0 0 Z N"/>
        </draw:custom-shape>
        <draw:line draw:style-name="gr1" draw:layer="layout" svg:x1="10.036cm" svg:y1="15.713cm" svg:x2="12.128cm" svg:y2="16.161cm">
          <text:p/>
        </draw:line>
        <draw:frame draw:style-name="gr3" draw:text-style-name="P7" draw:layer="layout" svg:width="0.832cm" svg:height="1.216cm" svg:x="10.858cm" svg:y="11.032cm">
          <draw:text-box>
            <text:p><text:span text:style-name="T7">*</text:span></text:p>
          </draw:text-box>
        </draw:frame>
        <draw:frame draw:style-name="gr3" draw:text-style-name="P7" draw:layer="layout" svg:width="0.832cm" svg:height="1.216cm" svg:x="11.281cm" svg:y="16.012cm">
          <draw:text-box>
            <text:p><text:span text:style-name="T7">*</text:span></text:p>
          </draw:text-box>
        </draw:frame>
        <draw:frame draw:style-name="gr3" draw:text-style-name="P7" draw:layer="layout" svg:width="0.832cm" svg:height="1.216cm" svg:x="3.388cm" svg:y="10.733cm">
          <draw:text-box>
            <text:p><text:span text:style-name="T7">*</text:span></text:p>
          </draw:text-box>
        </draw:frame>
        <draw:frame draw:style-name="gr4" draw:text-style-name="P5" draw:layer="layout" svg:width="0.815cm" svg:height="0.899cm" svg:x="4.581cm" svg:y="12.501cm">
          <draw:text-box>
            <text:p text:style-name="P8"><text:span text:style-name="T4">1</text:span></text:p>
          </draw:text-box>
        </draw:frame>
        <draw:frame draw:style-name="gr5" draw:text-style-name="P5" draw:layer="layout" svg:width="0.815cm" svg:height="0.899cm" svg:x="9.811cm" svg:y="14.992cm">
          <draw:text-box>
            <text:p text:style-name="P8"><text:span text:style-name="T4">1</text:span></text:p>
          </draw:text-box>
        </draw:frame>
        <draw:frame draw:style-name="gr6" draw:text-style-name="P5" draw:layer="layout" svg:width="0.815cm" svg:height="0.899cm" svg:x="9.139cm" svg:y="11.507cm">
          <draw:text-box>
            <text:p text:style-name="P8"><text:span text:style-name="T4">1</text:span></text:p>
          </draw:text-box>
        </draw:frame>
        <draw:line draw:style-name="gr1" draw:layer="layout" svg:x1="16.61cm" svg:y1="15.713cm" svg:x2="14.942cm" svg:y2="11.206cm">
          <text:p/>
        </draw:line>
        <draw:frame draw:style-name="gr3" draw:text-style-name="P7" draw:layer="layout" svg:width="0.832cm" svg:height="1.216cm" svg:x="14.32cm" svg:y="11.131cm">
          <draw:text-box>
            <text:p><text:span text:style-name="T7">*</text:span></text:p>
          </draw:text-box>
        </draw:frame>
        <draw:frame draw:style-name="gr4" draw:text-style-name="P5" draw:layer="layout" svg:width="0.815cm" svg:height="0.899cm" svg:x="16.536cm" svg:y="14.969cm">
          <draw:text-box>
            <text:p text:style-name="P8"><text:span text:style-name="T4">1</text:span></text:p>
          </draw:text-box>
        </draw:frame>
        <draw:line draw:style-name="gr7" draw:layer="layout" svg:x1="7.645cm" svg:y1="9.612cm" svg:x2="11.032cm" svg:y2="9.911cm">
          <text:p/>
        </draw:line>
        <draw:frame draw:style-name="gr8" draw:text-style-name="P9" draw:layer="layout" svg:width="2.092cm" svg:height="0.919cm" svg:x="7.621cm" svg:y="8.967cm">
          <draw:text-box>
            <text:p text:style-name="P9"><text:span text:style-name="T8">src, dst</text:span></text:p>
          </draw:text-box>
        </draw:frame>
        <draw:custom-shape draw:style-name="gr2" draw:text-style-name="P1" draw:layer="layout" svg:width="7.036cm" svg:height="2.518cm" svg:x="3.299cm" svg:y="19.265cm">
          <text:p text:style-name="P1"><text:span text:style-name="T3">gtpo::Behaviour</text:span></text:p>
          <text:p text:style-name="P1"><text:span text:style-name="T2">Observe graph/group, </text:span></text:p>
          <text:p text:style-name="P1"><text:span text:style-name="T2">react/validate to topology chang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layer="layout" svg:x1="6.301cm" svg:y1="16.635cm" svg:x2="6.5cm" svg:y2="19.199cm">
          <text:p/>
        </draw:line>
        <draw:frame draw:style-name="gr4" draw:text-style-name="P5" draw:layer="layout" svg:width="0.815cm" svg:height="0.899cm" svg:x="6.177cm" svg:y="16.738cm">
          <draw:text-box>
            <text:p text:style-name="P8"><text:span text:style-name="T4">1</text:span></text:p>
          </draw:text-box>
        </draw:frame>
        <draw:frame draw:style-name="gr3" draw:text-style-name="P7" draw:layer="layout" svg:width="0.832cm" svg:height="1.216cm" svg:x="6.45cm" svg:y="18.602cm">
          <draw:text-box>
            <text:p><text:span text:style-name="T7">*</text:span></text:p>
          </draw:text-box>
        </draw:frame>
        <draw:line draw:style-name="gr1" draw:layer="layout" svg:x1="12.053cm" svg:y1="18.403cm" svg:x2="10.335cm" svg:y2="19.448cm">
          <text:p/>
        </draw:line>
        <draw:frame draw:style-name="gr9" draw:text-style-name="P5" draw:layer="layout" svg:width="0.815cm" svg:height="0.899cm" svg:x="11.707cm" svg:y="18.407cm">
          <draw:text-box>
            <text:p text:style-name="P8"><text:span text:style-name="T4">1</text:span></text:p>
          </draw:text-box>
        </draw:frame>
        <draw:frame draw:style-name="gr3" draw:text-style-name="P7" draw:layer="layout" svg:width="0.832cm" svg:height="1.216cm" svg:x="10.285cm" svg:y="19.249cm">
          <draw:text-box>
            <text:p><text:span text:style-name="T7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99ff" draw:end-color="#cfe7f5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gradient" draw:fill-color="#cfe7f5" draw:fill-gradient-name="Linear_20_blue_2f_white" draw:gradient-step-count="64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ainer" style:family="graphic" style:parent-style-name="standard">
      <style:graphic-properties draw:fill="solid" draw:fill-color="#c0c0c0" draw:opacity="80%" draw:textarea-horizontal-align="justify" draw:textarea-vertical-align="middle" draw:auto-grow-height="false" fo:min-height="0cm" fo:min-width="0cm" draw:shadow="hidden" draw:shadow-opacity="80%"/>
      <style:paragraph-properties fo:text-align="center"/>
    </style:style>
    <style:style style:name="edges" style:family="graphic" style:parent-style-name="objectwithoutfill">
      <style:graphic-properties svg:stroke-width="0.1cm" draw:marker-start-width="0.35cm" draw:marker-end="Arrow" draw:marker-end-width="0.55cm" draw:fill="none" draw:textarea-vertical-align="middle" draw:shadow="hidden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26T11:56:46.20</meta:creation-date>
    <dc:date>2016-03-24T11:02:06.25</dc:date>
    <meta:editing-duration>PT45M43S</meta:editing-duration>
    <meta:editing-cycles>18</meta:editing-cycles>
    <meta:generator>OpenOffice/4.1.1$Win32 OpenOffice.org_project/411m6$Build-9775</meta:generator>
    <meta:document-statistic meta:object-count="30"/>
  </office:meta>
</office:document-meta>
</file>